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prefix="[" style:num-suffix="]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justify" fo:margin-bottom="0.6944in"/>
    </style:style>
    <style:style style:name="P16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</style:style>
    <style:style style:name="T17" style:parent-style-name="Absatz-Standardschriftart" style:family="text">
      <style:text-properties fo:font-size="10pt" style:font-size-asian="10pt" style:font-size-complex="10pt"/>
    </style:style>
    <style:style style:name="T18" style:parent-style-name="Absatz-Standardschriftart" style:family="text">
      <style:text-properties fo:font-size="10pt" style:font-size-asian="10pt" style:font-size-complex="10pt"/>
    </style:style>
    <style:style style:name="T19" style:parent-style-name="Absatz-Standardschriftart" style:family="text">
      <style:text-properties fo:font-size="10pt" style:font-size-asian="10pt" style:font-size-complex="10pt"/>
    </style:style>
    <style:style style:name="P20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</style:style>
    <style:style style:name="T21" style:parent-style-name="Absatz-Standardschriftart" style:family="text">
      <style:text-properties fo:font-size="10pt" style:font-size-asian="10pt" style:font-size-complex="10pt"/>
    </style:style>
    <style:style style:name="T22" style:parent-style-name="Absatz-Standardschriftart" style:family="text">
      <style:text-properties fo:font-size="10pt" style:font-size-asian="10pt" style:font-size-complex="10pt"/>
    </style:style>
    <style:style style:name="T23" style:parent-style-name="Absatz-Standardschriftart" style:family="text">
      <style:text-properties fo:font-size="10pt" style:font-size-asian="10pt" style:font-size-complex="10pt"/>
    </style:style>
    <number:date-style style:name="N24" number:language="de" number:country="CH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25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</style:style>
    <style:style style:name="T26" style:parent-style-name="Absatz-Standardschriftart" style:family="text">
      <style:text-properties fo:font-size="10pt" style:font-size-asian="10pt" style:font-size-complex="10pt"/>
    </style:style>
    <style:style style:name="T27" style:parent-style-name="Absatz-Standardschriftart" style:family="text">
      <style:text-properties fo:font-size="10pt" style:font-size-asian="10pt" style:font-size-complex="10pt"/>
    </style:style>
    <style:style style:name="T28" style:parent-style-name="Absatz-Standardschriftart" style:family="text">
      <style:text-properties fo:font-size="10pt" style:font-size-asian="10pt" style:font-size-complex="10pt"/>
    </style:style>
    <style:style style:name="P29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</style:style>
    <style:style style:name="T30" style:parent-style-name="Absatz-Standardschriftart" style:family="text">
      <style:text-properties fo:font-size="10pt" style:font-size-asian="10pt" style:font-size-complex="10pt"/>
    </style:style>
    <style:style style:name="T31" style:parent-style-name="Absatz-Standardschriftart" style:family="text">
      <style:text-properties fo:font-size="10pt" style:font-size-asian="10pt" style:font-size-complex="10pt"/>
    </style:style>
    <style:style style:name="T32" style:parent-style-name="Absatz-Standardschriftart" style:family="text">
      <style:text-properties fo:font-size="10pt" style:font-size-asian="10pt" style:font-size-complex="10pt"/>
    </style:style>
    <style:style style:name="P33" style:parent-style-name="KeinLeerraum" style:family="paragraph">
      <style:paragraph-properties fo:margin-left="0in" fo:text-indent="0in">
        <style:tab-stops>
          <style:tab-stop style:type="left" style:position="1.1812in"/>
        </style:tab-stops>
      </style:paragraph-properties>
      <style:text-properties fo:font-size="10pt" style:font-size-asian="10pt" style:font-size-complex="10pt"/>
    </style:style>
    <style:style style:name="P34" style:parent-style-name="Standard" style:family="paragraph">
      <style:paragraph-properties fo:margin-bottom="0.1388in" fo:line-height="115%"/>
    </style:style>
    <style:style style:name="P35" style:parent-style-name="UntertitelnichtIndexiert" style:master-page-name="MP1" style:family="paragraph">
      <style:paragraph-properties fo:break-before="page"/>
    </style:style>
    <style:style style:name="T50" style:parent-style-name="Absatz-Standardschriftart" style:family="text">
      <style:text-properties style:font-name="Calibri" fo:font-size="11pt" style:font-size-asian="11pt"/>
    </style:style>
    <style:style style:name="P51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4888in"/>
        </style:tab-stops>
      </style:paragraph-properties>
    </style:style>
    <style:style style:name="T52" style:parent-style-name="Hyperlink" style:family="text">
      <style:text-properties style:font-name-complex="Arial"/>
    </style:style>
    <style:style style:name="T53" style:parent-style-name="Absatz-Standardschriftart" style:family="text">
      <style:text-properties style:font-name="Calibri" fo:font-size="11pt" style:font-size-asian="11pt"/>
    </style:style>
    <style:style style:name="T54" style:parent-style-name="Hyperlink" style:family="text">
      <style:text-properties style:font-name-complex="Arial"/>
    </style:style>
    <style:style style:name="P55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4888in"/>
        </style:tab-stops>
      </style:paragraph-properties>
    </style:style>
    <style:style style:name="T56" style:parent-style-name="Absatz-Standardschriftart" style:family="text">
      <style:text-properties style:font-name="Calibri" fo:font-size="11pt" style:font-size-asian="11pt"/>
    </style:style>
    <style:style style:name="P57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4888in"/>
        </style:tab-stops>
      </style:paragraph-properties>
    </style:style>
    <style:style style:name="T58" style:parent-style-name="Hyperlink" style:family="text">
      <style:text-properties style:font-name-complex="Arial"/>
    </style:style>
    <style:style style:name="T59" style:parent-style-name="Absatz-Standardschriftart" style:family="text">
      <style:text-properties style:font-name="Calibri" fo:font-size="11pt" style:font-size-asian="11pt"/>
    </style:style>
    <style:style style:name="T60" style:parent-style-name="Hyperlink" style:family="text">
      <style:text-properties style:font-name-complex="Arial"/>
    </style:style>
    <style:style style:name="T61" style:parent-style-name="Absatz-Standardschriftart" style:family="text">
      <style:text-properties style:font-name="Calibri" fo:font-size="11pt" style:font-size-asian="11pt"/>
    </style:style>
    <style:style style:name="P62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4888in"/>
        </style:tab-stops>
      </style:paragraph-properties>
    </style:style>
    <style:style style:name="T63" style:parent-style-name="Absatz-Standardschriftart" style:family="text">
      <style:text-properties style:font-name="Calibri" fo:font-size="11pt" style:font-size-asian="11pt"/>
    </style:style>
    <style:style style:name="T64" style:parent-style-name="Absatz-Standardschriftart" style:family="text">
      <style:text-properties fo:font-weight="bold" style:font-weight-asian="bold" style:font-weight-complex="bold" fo:language="de" fo:country="DE"/>
    </style:style>
    <style:style style:name="P65" style:parent-style-name="Abbildungsverzeichnis" style:family="paragraph">
      <style:paragraph-properties>
        <style:tab-stops>
          <style:tab-stop style:type="right" style:leader-style="dotted" style:leader-text="." style:position="6.4888in"/>
        </style:tab-stops>
      </style:paragraph-properties>
    </style:style>
    <style:style style:name="P66" style:parent-style-name="Abbildungsverzeichnis" style:family="paragraph">
      <style:paragraph-properties>
        <style:tab-stops>
          <style:tab-stop style:type="right" style:leader-style="dotted" style:leader-text="." style:position="6.4888in"/>
        </style:tab-stops>
      </style:paragraph-properties>
    </style:style>
    <style:style style:name="T67" style:parent-style-name="Hyperlink" style:family="text">
      <style:text-properties style:font-name-complex="Arial"/>
    </style:style>
    <style:style style:name="TableColumn69" style:family="table-column">
      <style:table-column-properties style:column-width="0.9763in"/>
    </style:style>
    <style:style style:name="TableColumn70" style:family="table-column">
      <style:table-column-properties style:column-width="1.1652in"/>
    </style:style>
    <style:style style:name="TableColumn71" style:family="table-column">
      <style:table-column-properties style:column-width="0.9722in"/>
    </style:style>
    <style:style style:name="TableColumn72" style:family="table-column">
      <style:table-column-properties style:column-width="3.3in"/>
    </style:style>
    <style:style style:name="Table68" style:family="table">
      <style:table-properties style:width="6.4138in" fo:margin-left="0.075in" table:align="left"/>
    </style:style>
    <style:style style:name="TableRow73" style:family="table-row">
      <style:table-row-properties style:min-row-height="0.0138in"/>
    </style:style>
    <style:style style:name="TableCell74" style:family="table-cell">
      <style:table-cell-properties fo:border="0.0069in solid #000000" fo:background-color="#A6A6A6" style:writing-mode="lr-tb" style:vertical-align="bottom" fo:padding-top="0in" fo:padding-left="0.075in" fo:padding-bottom="0in" fo:padding-right="0.075in">
        <style:background-fill draw:fill="solid" draw:fill-color="#A6A6A6"/>
      </style:table-cell-properties>
    </style:style>
    <style:style style:name="P75" style:parent-style-name="Tabelleninhalt" style:family="paragraph">
      <style:text-properties fo:font-weight="bold" style:font-weight-asian="bold"/>
    </style:style>
    <style:style style:name="TableCell76" style:family="table-cell">
      <style:table-cell-properties fo:border="0.0069in solid #000000" fo:background-color="#A6A6A6" style:writing-mode="lr-tb" style:vertical-align="bottom" fo:padding-top="0in" fo:padding-left="0.075in" fo:padding-bottom="0in" fo:padding-right="0.075in">
        <style:background-fill draw:fill="solid" draw:fill-color="#A6A6A6"/>
      </style:table-cell-properties>
    </style:style>
    <style:style style:name="P77" style:parent-style-name="Tabelleninhalt" style:family="paragraph">
      <style:text-properties fo:font-weight="bold" style:font-weight-asian="bold"/>
    </style:style>
    <style:style style:name="TableCell78" style:family="table-cell">
      <style:table-cell-properties fo:border="0.0069in solid #000000" fo:background-color="#A6A6A6" style:writing-mode="lr-tb" style:vertical-align="bottom" fo:padding-top="0in" fo:padding-left="0.075in" fo:padding-bottom="0in" fo:padding-right="0.075in">
        <style:background-fill draw:fill="solid" draw:fill-color="#A6A6A6"/>
      </style:table-cell-properties>
    </style:style>
    <style:style style:name="P79" style:parent-style-name="Tabelleninhalt" style:family="paragraph">
      <style:text-properties fo:font-weight="bold" style:font-weight-asian="bold"/>
    </style:style>
    <style:style style:name="TableCell80" style:family="table-cell">
      <style:table-cell-properties fo:border="0.0069in solid #000000" fo:background-color="#A6A6A6" style:writing-mode="lr-tb" style:vertical-align="bottom" fo:padding-top="0in" fo:padding-left="0.075in" fo:padding-bottom="0in" fo:padding-right="0.075in">
        <style:background-fill draw:fill="solid" draw:fill-color="#A6A6A6"/>
      </style:table-cell-properties>
    </style:style>
    <style:style style:name="P81" style:parent-style-name="Tabelleninhalt" style:family="paragraph">
      <style:text-properties fo:font-weight="bold" style:font-weight-asian="bold"/>
    </style:style>
    <style:style style:name="TableRow82" style:family="table-row">
      <style:table-row-properties style:min-row-height="0.0138in"/>
    </style:style>
    <style:style style:name="TableCell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7" style:parent-style-name="Überschrift1" style:master-page-name="MP2" style:list-style-name="LFO1" style:family="paragraph">
      <style:paragraph-properties fo:break-before="page"/>
    </style:style>
    <style:style style:name="P102" style:parent-style-name="Überschrift2" style:list-style-name="LFO8" style:family="paragraph">
      <style:text-properties style:font-name-complex="Arial"/>
    </style:style>
    <style:style style:name="P103" style:parent-style-name="Standard" style:family="paragraph">
      <style:text-properties style:font-name-complex="Arial"/>
    </style:style>
    <style:style style:name="P104" style:parent-style-name="Listenabsatz" style:list-style-name="LFO5" style:family="paragraph">
      <style:paragraph-properties style:contextual-spacing="false" fo:margin-left="0.2951in" fo:text-indent="-0.2951in">
        <style:tab-stops/>
      </style:paragraph-properties>
      <style:text-properties style:font-name-complex="Arial"/>
    </style:style>
    <style:style style:name="P105" style:parent-style-name="Listenabsatz" style:list-style-name="LFO5" style:family="paragraph">
      <style:paragraph-properties style:contextual-spacing="false" fo:margin-left="0.2951in" fo:text-indent="-0.2951in">
        <style:tab-stops/>
      </style:paragraph-properties>
      <style:text-properties style:font-name-complex="Arial"/>
    </style:style>
    <style:style style:name="P106" style:parent-style-name="Überschrift2" style:list-style-name="LFO8" style:family="paragraph">
      <style:paragraph-properties fo:text-align="justify"/>
      <style:text-properties style:font-name-complex="Arial"/>
    </style:style>
    <style:style style:name="TableColumn108" style:family="table-column">
      <style:table-column-properties style:column-width="0.8756in"/>
    </style:style>
    <style:style style:name="TableColumn109" style:family="table-column">
      <style:table-column-properties style:column-width="5.5381in"/>
    </style:style>
    <style:style style:name="Table107" style:family="table">
      <style:table-properties style:width="6.4138in" fo:margin-left="0.075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2" style:parent-style-name="Tabelleninhalt" style:family="paragraph">
      <style:text-properties style:font-name-complex="Arial" fo:font-weight="bold" style:font-weight-asian="bold"/>
    </style:style>
    <style:style style:name="TableCell113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4" style:parent-style-name="Tabelleninhalt" style:family="paragraph">
      <style:text-properties style:font-name-complex="Arial" fo:font-weight="bold" style:font-weight-asian="bold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Tabelleninhalt" style:family="paragraph">
      <style:text-properties style:font-name-complex="Arial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119" style:parent-style-name="Absatz-Standardschriftart" style:family="text">
      <style:text-properties style:font-name-complex="Arial" fo:font-weight="bold" style:font-weight-asian="bold"/>
    </style:style>
    <style:style style:name="T120" style:parent-style-name="Absatz-Standardschriftart" style:family="text">
      <style:text-properties style:font-name-complex="Arial"/>
    </style:style>
    <style:style style:name="T121" style:parent-style-name="Absatz-Standardschriftart" style:family="text">
      <style:text-properties style:font-name-complex="Arial" fo:font-weight="bold" style:font-weight-asian="bold"/>
    </style:style>
    <style:style style:name="T122" style:parent-style-name="Absatz-Standardschriftart" style:family="text">
      <style:text-properties style:font-name-complex="Arial"/>
    </style:style>
    <style:style style:name="T123" style:parent-style-name="Absatz-Standardschriftart" style:family="text">
      <style:text-properties style:font-name-complex="Arial" fo:font-weight="bold" style:font-weight-asian="bold"/>
    </style:style>
    <style:style style:name="T124" style:parent-style-name="Absatz-Standardschriftart" style:family="text">
      <style:text-properties style:font-name-complex="Arial"/>
    </style:style>
    <style:style style:name="T125" style:parent-style-name="Absatz-Standardschriftart" style:family="text">
      <style:text-properties style:font-name-complex="Arial"/>
    </style:style>
    <style:style style:name="T126" style:parent-style-name="Absatz-Standardschriftart" style:family="text">
      <style:text-properties style:font-name-complex="Arial"/>
    </style:style>
    <style:style style:name="T127" style:parent-style-name="Absatz-Standardschriftart" style:family="text">
      <style:text-properties style:font-name-complex="Arial"/>
    </style:style>
    <style:style style:name="P128" style:parent-style-name="Überschrift1" style:list-style-name="LFO1" style:family="paragraph">
      <style:paragraph-properties fo:break-before="page"/>
    </style:style>
  </office:automatic-styles>
  <office:body>
    <office:text text:use-soft-page-breaks="true">
      <text:p text:style-name="P1"><text:span text:style-name="Platzhaltertext">[Titel]</text:span></text:p>
      <text:p text:style-name="UntertitelnichtIndexiert">Thema:<text:s/><text:span text:style-name="Platzhaltertext">[Betreff]</text:span></text:p>
      <text:p text:style-name="UntertitelnichtIndexiert">Dokumentinformationen</text:p>
      <text:p text:style-name="P16"><text:span text:style-name="T17">Dateiname:</text:span><text:span text:style-name="T18"><text:tab/></text:span><text:span text:style-name="T19"><text:file-name text:fixed="false" text:display="name-and-extension">Dokument2</text:file-name></text:span></text:p>
      <text:p text:style-name="P20"><text:span text:style-name="T21">Speicherdatum:</text:span><text:span text:style-name="T22"><text:tab/></text:span><text:span text:style-name="T23"><text:modification-date style:data-style-name="N24">00.00.0000</text:modification-date></text:span></text:p>
      <text:p text:style-name="UntertitelnichtIndexiert">Autoreninformationen</text:p>
      <text:p text:style-name="P25"><text:span text:style-name="T26">Autor:</text:span><text:span text:style-name="T27"><text:tab/></text:span><text:span text:style-name="T28">Nina Bisevac</text:span></text:p>
      <text:p text:style-name="P29"><text:span text:style-name="T30">E-Mail:</text:span><text:span text:style-name="T31"><text:tab/></text:span><text:span text:style-name="T32">nicolas.boeglin@nyp.ch</text:span></text:p>
      <text:p text:style-name="P33">Tel:<text:tab/>+41 31 917 53 70</text:p>
      <text:p text:style-name="P34"/>
      <text:soft-page-break/>
      <text:p text:style-name="P35">Inhaltsverzeichnis</text:p>
      <text:table-of-content text:name="_TOC6">
        <text:table-of-content-source text:outline-level="2" text:use-outline-level="true" text:use-index-marks="false" text:use-index-source-styles="tru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Untertitel"/>
          </text:index-source-styles>
        </text:table-of-content-source>
        <text:index-body>
          <text:p text:style-name="Verzeichnis1"><text:a xlink:href="#_Toc449701427" office:target-frame-name="_top" xlink:show="replace"><text:span text:style-name="Hyperlink">Abbildungsverzeichnis</text:span><text:tab/>2</text:a></text:p>
          <text:p text:style-name="Verzeichnis1"><text:a xlink:href="#_Toc449701428" office:target-frame-name="_top" xlink:show="replace"><text:span text:style-name="Hyperlink">Tabellenverzeichnis</text:span><text:tab/>2</text:a></text:p>
          <text:p text:style-name="Verzeichnis1"><text:a xlink:href="#_Toc449701429" office:target-frame-name="_top" xlink:show="replace"><text:span text:style-name="Hyperlink">Änderungsgeschichte</text:span><text:tab/>2</text:a></text:p>
          <text:p text:style-name="Verzeichnis1"><text:a xlink:href="#_Toc449701430" office:target-frame-name="_top" xlink:show="replace"><text:span text:style-name="Hyperlink">1</text:span><text:span text:style-name="T50"><text:tab/></text:span><text:span text:style-name="Hyperlink">Einleitung</text:span><text:tab/>3</text:a></text:p>
          <text:p text:style-name="P51"><text:a xlink:href="#_Toc449701431" office:target-frame-name="_top" xlink:show="replace"><text:span text:style-name="T52">1.1</text:span><text:span text:style-name="T53"><text:tab/></text:span><text:span text:style-name="T54">Sinn und Zweck</text:span><text:tab/>3</text:a></text:p>
          <text:p text:style-name="P55"><text:a xlink:href="#_Toc449701432" office:target-frame-name="_top" xlink:show="replace"><text:span text:style-name="Hyperlink">1.2</text:span><text:span text:style-name="T56"><text:tab/></text:span><text:span text:style-name="Hyperlink">Referenzdokumente</text:span><text:tab/>3</text:a></text:p>
          <text:p text:style-name="P57"><text:a xlink:href="#_Toc449701433" office:target-frame-name="_top" xlink:show="replace"><text:span text:style-name="T58">1.3</text:span><text:span text:style-name="T59"><text:tab/></text:span><text:span text:style-name="T60">Abkürzungen</text:span><text:tab/>3</text:a></text:p>
          <text:p text:style-name="Verzeichnis1"><text:a xlink:href="#_Toc449701434" office:target-frame-name="_top" xlink:show="replace"><text:span text:style-name="Hyperlink">2</text:span><text:span text:style-name="T61"><text:tab/></text:span><text:span text:style-name="Hyperlink">Überschrift</text:span><text:tab/>4</text:a></text:p>
          <text:p text:style-name="P62"><text:a xlink:href="#_Toc449701435" office:target-frame-name="_top" xlink:show="replace"><text:span text:style-name="Hyperlink">2.1</text:span><text:span text:style-name="T63"><text:tab/></text:span><text:span text:style-name="Hyperlink">Überschrift 2</text:span><text:tab/>4</text:a></text:p>
        </text:index-body>
      </text:table-of-content>
      <text:p text:style-name="Untertitel"><text:bookmark-start text:name="_Toc449701427"/>Abbildungsverzeichnis<text:bookmark-end text:name="_Toc449701427"/></text:p>
      <text:p text:style-name="Standard"><text:span text:style-name="T64">Es konnten keine Einträge für ein Abbildungsverzeichnis gefunden werden.</text:span></text:p>
      <text:p text:style-name="Untertitel"><text:bookmark-start text:name="_Toc449701428"/>Tabellenverzeichnis<text:bookmark-end text:name="_Toc449701428"/></text:p>
      <text:p text:style-name="P65"><text:a xlink:href="#_Toc449701436" office:target-frame-name="_top" xlink:show="replace"><text:span text:style-name="Hyperlink">Tabelle 1 Versionen</text:span><text:tab/>2</text:a></text:p>
      <text:p text:style-name="P66"><text:a xlink:href="#_Toc449701437" office:target-frame-name="_top" xlink:show="replace"><text:span text:style-name="T67">Tabelle 2 Abkürzungen</text:span><text:tab/>3</text:a></text:p>
      <text:p text:style-name="Untertitel"><text:bookmark-start text:name="_Toc449701429"/>Änderungsgeschichte<text:bookmark-end text:name="_Toc449701429"/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Version</text:p>
          </table:table-cell>
          <table:table-cell table:style-name="TableCell76">
            <text:p text:style-name="P77">Datum</text:p>
          </table:table-cell>
          <table:table-cell table:style-name="TableCell78">
            <text:p text:style-name="P79">Autor</text:p>
          </table:table-cell>
          <table:table-cell table:style-name="TableCell80">
            <text:p text:style-name="P81">Details</text:p>
          </table:table-cell>
        </table:table-row>
        <table:table-row table:style-name="TableRow82">
          <table:table-cell table:style-name="TableCell83">
            <text:p text:style-name="Tabelleninhalt">1.0</text:p>
          </table:table-cell>
          <table:table-cell table:style-name="TableCell84">
            <text:p text:style-name="Tabelleninhalt"/>
          </table:table-cell>
          <table:table-cell table:style-name="TableCell85">
            <text:p text:style-name="Tabelleninhalt"/>
          </table:table-cell>
          <table:table-cell table:style-name="TableCell86">
            <text:p text:style-name="Tabelleninhalt">Dokument erstellt</text:p>
          </table:table-cell>
        </table:table-row>
      </table:table>
      <text:p text:style-name="Beschriftung"><text:bookmark-start text:name="_Toc449701436"/>Tabelle<text:s/>1<text:s/>Versionen<text:bookmark-end text:name="_Toc449701436"/></text:p>
      <text:p text:style-name="Standard"/>
      <text:h text:style-name="P87" text:outline-level="1"><text:bookmark-start text:name="_Toc449701430"/><text:bookmark-start text:name="_Toc303332170"/><text:bookmark-start text:name="_Toc269125073"/><text:soft-page-break/>Einleitung<text:bookmark-end text:name="_Toc449701430"/></text:h>
      <text:h text:style-name="P102" text:outline-level="2"><text:bookmark-start text:name="_Toc449701431"/>Sinn und Zweck<text:bookmark-end text:name="_Toc303332170"/><text:bookmark-end text:name="_Toc449701431"/></text:h>
      <text:p text:style-name="P103">Das v<text:bookmark-start text:name="_Toc303332171"/>orliegende Dokument beschreibt…</text:p>
      <text:h text:style-name="Überschrift2" text:outline-level="2"><text:bookmark-start text:name="_Toc449701432"/>Referenzdokumente<text:bookmark-end text:name="_Toc303332171"/><text:bookmark-end text:name="_Toc449701432"/></text:h>
      <text:list text:style-name="LFO5" text:continue-numbering="true">
        <text:list-item>
          <text:p text:style-name="P104"><text:bookmark-start text:name="_Ref277058767"/>…</text:p>
        </text:list-item>
        <text:list-item>
          <text:p text:style-name="P105">…</text:p>
        </text:list-item>
      </text:list>
      <text:h text:style-name="P106" text:outline-level="2"><text:bookmark-start text:name="_Toc303332173"/><text:bookmark-start text:name="_Toc449701433"/><text:bookmark-end text:name="_Ref277058767"/>Abkürzungen<text:bookmark-end text:name="_Toc303332173"/><text:bookmark-end text:name="_Toc449701433"/></text:h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Abkürzung</text:p>
          </table:table-cell>
          <table:table-cell table:style-name="TableCell113">
            <text:p text:style-name="P114">Beschreibung</text:p>
          </table:table-cell>
        </table:table-row>
        <table:table-row table:style-name="TableRow115">
          <table:table-cell table:style-name="TableCell116">
            <text:p text:style-name="P117">NYP</text:p>
          </table:table-cell>
          <table:table-cell table:style-name="TableCell118">
            <text:p text:style-name="Tabelleninhalt"><text:span text:style-name="T119">N</text:span><text:span text:style-name="T120">oser<text:s/></text:span><text:span text:style-name="T121">Y</text:span><text:span text:style-name="T122">oung<text:s/></text:span><text:span text:style-name="T123">P</text:span><text:span text:style-name="T124">rofessionals</text:span></text:p>
          </table:table-cell>
        </table:table-row>
      </table:table>
      <text:p text:style-name="Beschriftung"><text:bookmark-start text:name="_Toc292438419"/><text:bookmark-start text:name="_Toc303332063"/><text:bookmark-start text:name="_Toc449701437"/><text:span text:style-name="T125">Tabelle<text:s/></text:span><text:span text:style-name="T126">2</text:span><text:span text:style-name="T127"><text:s/>Abkürzungen</text:span><text:bookmark-end text:name="_Toc292438419"/><text:bookmark-end text:name="_Toc303332063"/><text:bookmark-end text:name="_Toc449701437"/></text:p>
      <text:h text:style-name="Überschrift1" text:outline-level="1"><text:bookmark-end text:name="_Toc269125073"/></text:h>
      <text:list text:style-name="LFO1" text:continue-numbering="true">
        <text:list-item>
          <text:p text:style-name="P128"><text:bookmark-start text:name="_Toc449701434"/><text:soft-page-break/>Überschrift<text:bookmark-end text:name="_Toc449701434"/></text:p>
        </text:list-item>
      </text:list>
      <text:p text:style-name="Standard">Text</text:p>
      <text:h text:style-name="Überschrift2" text:outline-level="2"><text:bookmark-start text:name="_Toc449701435"/>Überschrift 2<text:bookmark-end text:name="_Toc449701435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1.1812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de" style:country-asian="CH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text-align="start" fo:margin-top="0.0833in" fo:margin-bottom="0.1666in" fo:margin-left="0.4923in" fo:text-indent="-0.4923in">
        <style:tab-stops/>
      </style:paragraph-properties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text-align="start" fo:margin-top="0.1666in" fo:margin-bottom="0.1666in"/>
      <style:text-properties style:font-name-asian="Times New Roman" style:font-name-complex="Times New Roman" fo:font-weight="bold" style:font-weight-asian="bold" style:font-weight-complex="bold" fo:color="#000000" fo:font-size="12pt" style:font-size-asian="12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text-align="start" fo:margin-top="0.0833in"/>
      <style:text-properties style:font-name-asian="Times New Roman" style:font-name-complex="Times New Roman" fo:font-weight="bold" style:font-weight-asian="bold" style:font-weight-complex="bold" fo:color="#000000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text-align="start" fo:margin-top="0.0833in"/>
      <style:text-properties style:font-name-asian="Times New Roman" style:font-name-complex="Times New Roman" fo:font-weight="bold" style:font-weight-asian="bold" style:font-weight-complex="bold" style:font-style-complex="italic" fo:color="#000000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paragraph-properties fo:text-align="justify" fo:margin-bottom="0.0833in" fo:line-height="100%"/>
      <style:text-properties style:font-name="Arial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text-align="start" fo:margin-top="0.0833in" fo:margin-bottom="0.1666in"/>
      <style:text-properties style:font-name-asian="Times New Roman" style:font-name-complex="Times New Roman" fo:font-weight="bold" style:font-weight-asian="bold" fo:color="#000000" style:letter-kerning="true" fo:font-size="16pt" style:font-size-asian="16pt" style:font-size-complex="26pt" fo:hyphenate="false"/>
    </style:style>
    <style:style style:name="TitelZchn" style:display-name="Titel Zchn" style:family="text" style:parent-style-name="Absatz-Standardschriftart">
      <style:text-properties style:font-name="Arial" style:font-name-asian="Times New Roman" style:font-name-complex="Times New Roman" fo:font-weight="bold" style:font-weight-asian="bold" fo:color="#000000" style:letter-kerning="true" fo:font-size="16pt" style:font-size-asian="16pt" style:font-size-complex="26pt"/>
    </style:style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000000" fo:font-size="12pt" style:font-size-asian="12pt" style:font-size-complex="13pt"/>
    </style:style>
    <style:style style:name="Überschrift3Zchn" style:display-name="Überschrift 3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000000"/>
    </style:style>
    <style:style style:name="Überschrift4Zchn" style:display-name="Überschrift 4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style:font-style-complex="italic" fo:color="#000000"/>
    </style:style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Untertitel" style:display-name="Untertitel" style:family="paragraph" style:parent-style-name="Standard" style:next-style-name="Standard" style:auto-update="true">
      <style:paragraph-properties fo:text-align="start" fo:margin-top="0.1666in" fo:margin-bottom="0.1666in"/>
      <style:text-properties style:font-name-asian="Times New Roman" style:font-name-complex="Times New Roman" fo:font-weight="bold" style:font-weight-asian="bold" style:font-style-complex="italic" fo:color="#000000" fo:font-size="14pt" style:font-size-asian="14pt" style:font-size-complex="12pt" fo:hyphenate="false"/>
    </style:style>
    <style:style style:name="UntertitelZchn" style:display-name="Untertitel Zchn" style:family="text" style:parent-style-name="Absatz-Standardschriftart">
      <style:text-properties style:font-name="Arial" style:font-name-asian="Times New Roman" style:font-name-complex="Times New Roman" fo:font-weight="bold" style:font-weight-asian="bold" style:font-style-complex="italic" fo:color="#000000" fo:font-size="14pt" style:font-size-asian="14pt" style:font-size-complex="12pt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Arial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Arial"/>
    </style:style>
    <style:style style:name="Sprechblasentext" style:display-name="Sprechblasentext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Verzeichnis1" style:display-name="Verzeichnis 1" style:family="paragraph" style:parent-style-name="Standard" style:next-style-name="Standard" style:auto-update="true">
      <style:paragraph-properties fo:margin-top="0.0833in" fo:margin-bottom="0in">
        <style:tab-stops>
          <style:tab-stop style:type="left" style:position="0.4583in"/>
          <style:tab-stop style:type="right" style:leader-style="dotted" style:leader-text="." style:position="6.4888in"/>
        </style:tab-stops>
      </style:paragraph-properties>
      <style:text-properties fo:font-size="12pt" style:font-size-asian="12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Beschriftung" style:display-name="Beschriftung" style:family="paragraph" style:parent-style-name="Standard" style:next-style-name="Standard">
      <style:paragraph-properties fo:margin-top="0.0833in" fo:margin-bottom="0in"/>
      <style:text-properties fo:font-weight="bold" style:font-weight-asian="bold" style:font-weight-complex="bold" fo:color="#000000" fo:font-size="8pt" style:font-size-asian="8pt" style:font-size-complex="9pt"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KeinLeerraum" style:display-name="Kein Leerraum" style:family="paragraph">
      <style:paragraph-properties fo:text-align="justify" fo:margin-bottom="0in" fo:line-height="100%" fo:margin-left="0.4923in" fo:text-indent="-0.4923in">
        <style:tab-stops/>
      </style:paragraph-properties>
      <style:text-properties style:font-name="Arial" fo:color="#000000" fo:hyphenate="false"/>
    </style:style>
    <style:style style:name="BesuchterLink" style:display-name="BesuchterLink" style:family="text" style:parent-style-name="Absatz-Standardschriftart">
      <style:text-properties fo:color="#800080" style:text-underline-type="single" style:text-underline-style="solid" style:text-underline-width="auto" style:text-underline-mode="continuous"/>
    </style:style>
    <style:style style:name="Platzhaltertext" style:display-name="Platzhaltertext" style:family="text" style:parent-style-name="Absatz-Standardschriftart">
      <style:text-properties fo:color="#808080"/>
    </style:style>
    <style:style style:name="Listenabsatz" style:display-name="Listenabsatz" style:family="paragraph" style:parent-style-name="Standard">
      <style:paragraph-properties style:contextual-spacing="true" fo:text-align="start" fo:margin-left="0.5in">
        <style:tab-stops/>
      </style:paragraph-properties>
      <style:text-properties fo:hyphenate="false"/>
    </style:style>
    <style:style style:name="Tabelleninhalt" style:display-name="Tabelleninhalt" style:family="paragraph" style:parent-style-name="Standard">
      <style:paragraph-properties fo:text-align="start" fo:margin-top="0.0416in" fo:margin-bottom="0.0416in"/>
      <style:text-properties fo:font-size="10pt" style:font-size-asian="10pt" style:font-size-complex="10pt" fo:hyphenate="false"/>
    </style:style>
    <style:style style:name="UntertitelnichtIndexiert" style:display-name="Untertitel nicht Indexiert" style:family="paragraph" style:parent-style-name="Verzeichnis1" style:auto-update="true">
      <style:paragraph-properties fo:text-align="start" fo:margin-top="0.1666in" fo:margin-bottom="0.1666in"/>
      <style:text-properties fo:font-weight="bold" style:font-weight-asian="bold" fo:hyphenate="false"/>
    </style:style>
    <style:style style:name="Verzeichnis2" style:display-name="Verzeichnis 2" style:family="paragraph" style:parent-style-name="Standard" style:next-style-name="Standard" style:auto-update="true">
      <style:paragraph-properties fo:text-align="start" fo:margin-bottom="0in"/>
      <style:text-properties fo:font-size="12pt" style:font-size-asian="12pt" fo:hyphenate="false"/>
    </style:style>
    <style:style style:name="Code" style:display-name="Code" style:family="paragraph" style:parent-style-name="Standard">
      <style:paragraph-properties fo:text-align="start" fo:background-color="#D9D9D9"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1812in"/>
          <style:tab-stop style:type="left" style:position="1.3784in"/>
        </style:tab-stops>
        <style:background-fill draw:fill="solid" draw:fill-color="#D9D9D9"/>
      </style:paragraph-properties>
      <style:text-properties style:font-name="Courier New" fo:font-size="10pt" style:font-size-asian="10pt" fo:hyphenate="false"/>
    </style:style>
    <style:style style:name="BeschriftungZchn" style:display-name="Beschriftung Zchn" style:family="text" style:parent-style-name="Absatz-Standardschriftart">
      <style:text-properties style:font-name="Arial" fo:font-weight="bold" style:font-weight-asian="bold" style:font-weight-complex="bold" fo:color="#000000" fo:font-size="8pt" style:font-size-asian="8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prefix="[" style:num-suffix="]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[%1%]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0.9847in" fo:margin-bottom="0.275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826in"/>
      </style:header-style>
      <style:footer-style>
        <style:header-footer-properties style:dynamic-spacing="true" fo:min-height="0.5118in"/>
      </style:footer-style>
    </style:page-layout>
    <style:style style:name="P2" style:parent-style-name="Kopfzeile" style:family="paragraph">
      <style:paragraph-properties fo:margin-top="0.3333in" fo:margin-bottom="0.25in">
        <style:tab-stops>
          <style:tab-stop style:type="left" style:position="5in"/>
        </style:tab-stops>
      </style:paragraph-properties>
    </style:style>
    <style:style style:name="P3" style:parent-style-name="Kopfzeile" style:family="paragraph">
      <style:paragraph-properties fo:border-top="none" fo:border-left="none" fo:border-bottom="0.0069in solid #000000" fo:border-right="none" fo:padding="0in" style:shadow="none" fo:line-height="150%"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P4" style:parent-style-name="Fußzeile" style:family="paragraph">
      <style:paragraph-properties fo:text-align="start" fo:text-indent="1.8708in">
        <style:tab-stops>
          <style:tab-stop style:type="center" style:position="3.15in"/>
          <style:tab-stop style:type="right" style:position="6.4958in"/>
        </style:tab-stops>
      </style:paragraph-properties>
    </style:style>
    <style:style style:name="T5" style:parent-style-name="Absatz-Standardschriftart" style:family="text">
      <style:text-properties fo:color="#808080" fo:font-size="9pt" style:font-size-asian="9pt" style:font-size-complex="9pt"/>
    </style:style>
    <style:style style:name="T6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7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8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10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11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12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13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style style:name="T14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15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page-layout style:name="PL1">
      <style:page-layout-properties fo:page-width="8.268in" fo:page-height="11.693in" style:print-orientation="portrait" fo:margin-top="0.2756in" fo:margin-left="0.9847in" fo:margin-bottom="0.275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993in"/>
      </style:header-style>
      <style:footer-style>
        <style:header-footer-properties style:dynamic-spacing="true" fo:min-height="0.5118in"/>
      </style:footer-style>
    </style:page-layout>
    <style:style style:name="P36" style:parent-style-name="Kopfzeile" style:family="paragraph">
      <style:paragraph-properties fo:margin-top="0.3333in" fo:margin-bottom="0.25in">
        <style:tab-stops>
          <style:tab-stop style:type="left" style:position="5in"/>
        </style:tab-stops>
      </style:paragraph-properties>
    </style:style>
    <style:style style:name="P37" style:parent-style-name="Kopfzeile" style:family="paragraph">
      <style:paragraph-properties fo:border-top="none" fo:border-left="none" fo:border-bottom="0.0069in solid #000000" fo:border-right="none" fo:padding="0in" style:shadow="none" fo:line-height="150%"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P38" style:parent-style-name="Fußzeile" style:family="paragraph">
      <style:paragraph-properties fo:text-align="start" fo:text-indent="1.8708in">
        <style:tab-stops>
          <style:tab-stop style:type="center" style:position="3.15in"/>
          <style:tab-stop style:type="right" style:position="6.4958in"/>
        </style:tab-stops>
      </style:paragraph-properties>
    </style:style>
    <style:style style:name="T39" style:parent-style-name="Absatz-Standardschriftart" style:family="text">
      <style:text-properties fo:color="#808080" fo:font-size="9pt" style:font-size-asian="9pt" style:font-size-complex="9pt"/>
    </style:style>
    <style:style style:name="T40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41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42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43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44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45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46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47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style style:name="T48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49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page-layout style:name="PL2">
      <style:page-layout-properties fo:page-width="8.268in" fo:page-height="11.693in" style:print-orientation="portrait" fo:margin-top="0.2756in" fo:margin-left="0.9847in" fo:margin-bottom="0.275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993in"/>
      </style:header-style>
      <style:footer-style>
        <style:header-footer-properties style:dynamic-spacing="true" fo:min-height="0.5118in"/>
      </style:footer-style>
    </style:page-layout>
    <style:style style:name="P88" style:parent-style-name="Kopfzeile" style:family="paragraph">
      <style:paragraph-properties fo:margin-top="0.3333in" fo:margin-bottom="0.25in">
        <style:tab-stops>
          <style:tab-stop style:type="left" style:position="5in"/>
        </style:tab-stops>
      </style:paragraph-properties>
    </style:style>
    <style:style style:name="P89" style:parent-style-name="Kopfzeile" style:family="paragraph">
      <style:paragraph-properties fo:border-top="none" fo:border-left="none" fo:border-bottom="0.0069in solid #000000" fo:border-right="none" fo:padding="0in" style:shadow="none" fo:line-height="150%"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P90" style:parent-style-name="Fußzeile" style:family="paragraph">
      <style:paragraph-properties fo:text-align="start" fo:text-indent="1.8708in"/>
    </style:style>
    <style:style style:name="T91" style:parent-style-name="Absatz-Standardschriftart" style:family="text">
      <style:text-properties fo:color="#808080" fo:font-size="9pt" style:font-size-asian="9pt" style:font-size-complex="9pt"/>
    </style:style>
    <style:style style:name="T92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3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94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5" style:parent-style-name="Absatz-Standardschriftart" style:family="text">
      <style:text-properties style:font-name="Symbol" fo:font-weight="bold" style:font-weight-asian="bold" fo:color="#0069FF" fo:font-size="9pt" style:font-size-asian="9pt" style:font-size-complex="9pt"/>
    </style:style>
    <style:style style:name="T96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7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8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99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style style:name="T100" style:parent-style-name="Absatz-Standardschriftart" style:family="text">
      <style:text-properties fo:color="#808080" fo:font-size="9pt" style:font-size-asian="9pt" style:font-size-complex="9pt" fo:language="en" fo:country="US"/>
    </style:style>
    <style:style style:name="T101" style:parent-style-name="Absatz-Standardschriftart" style:family="text">
      <style:text-properties fo:font-weight="bold" style:font-weight-asian="bold" style:font-weight-complex="bold" fo:color="#808080" fo:font-size="9pt" style:font-size-asian="9pt" style:font-size-complex="9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bookmark-start text:name="_Hlk40257122"/><text:bookmark-start text:name="_Hlk40257123"/><text:bookmark-start text:name="_Hlk40257270"/><text:bookmark-start text:name="_Hlk40257271"/><text:bookmark-start text:name="_Hlk40257392"/><text:bookmark-start text:name="_Hlk40257393"/><text:bookmark-start text:name="_Hlk40257546"/><text:bookmark-start text:name="_Hlk40257547"/><text:bookmark-start text:name="_Hlk40257901"/><text:bookmark-start text:name="_Hlk40257902"/><text:bookmark-start text:name="_Hlk40258140"/><text:bookmark-start text:name="_Hlk40258141"/><text:bookmark-start text:name="_Hlk40258262"/><text:bookmark-start text:name="_Hlk40258263"/><text:bookmark-start text:name="_Hlk40258397"/><text:bookmark-start text:name="_Hlk40258398"/><text:bookmark-start text:name="_Hlk40258402"/><text:bookmark-start text:name="_Hlk40258403"/><text:bookmark-start text:name="_Hlk40258441"/><text:bookmark-start text:name="_Hlk40258442"/><draw:frame draw:z-index="251678720" draw:style-name="a0" draw:name="Picture 4" text:anchor-type="paragraph" svg:x="0in" svg:y="0.10208in" svg:width="2.31904in" svg:height="0.63542in" style:rel-width="scale" style:rel-height="scale"><draw:image xlink:href="media/image1.jpeg" xlink:type="simple" xlink:show="embed" xlink:actuate="onLoad"/><svg:title/><svg:desc>A picture containing text, clipart

Description automatically generated</svg:desc></draw:frame><text:span text:style-name="Platzhaltertext">[Titel]</text:span></text:p>
        <text:p text:style-name="P3"><text:span text:style-name="Platzhaltertext">[Betreff]</text:span><text:bookmark-end text:name="_Hlk40257122"/><text:bookmark-end text:name="_Hlk40257123"/><text:bookmark-end text:name="_Hlk40257270"/><text:bookmark-end text:name="_Hlk40257271"/><text:bookmark-end text:name="_Hlk40257392"/><text:bookmark-end text:name="_Hlk40257393"/><text:bookmark-end text:name="_Hlk40257546"/><text:bookmark-end text:name="_Hlk40257547"/><text:bookmark-end text:name="_Hlk40257901"/><text:bookmark-end text:name="_Hlk40257902"/><text:bookmark-end text:name="_Hlk40258140"/><text:bookmark-end text:name="_Hlk40258141"/><text:bookmark-end text:name="_Hlk40258262"/><text:bookmark-end text:name="_Hlk40258263"/><text:bookmark-end text:name="_Hlk40258397"/><text:bookmark-end text:name="_Hlk40258398"/><text:bookmark-end text:name="_Hlk40258402"/><text:bookmark-end text:name="_Hlk40258403"/><text:bookmark-end text:name="_Hlk40258441"/><text:bookmark-end text:name="_Hlk40258442"/></text:p>
        <text:p text:style-name="Kopfzeile"/>
      </style:header>
      <style:footer>
        <text:p text:style-name="P4"><text:span text:style-name="T5"><draw:frame draw:z-index="251675648" draw:style-name="a1" draw:name="Grafik 2" text:anchor-type="paragraph" svg:x="0in" svg:y="-0.16737in" svg:width="1.46319in" svg:height="0.31944in" style:rel-width="scale" style:rel-height="scale"><draw:image xlink:href="media/image2.png" xlink:type="simple" xlink:show="embed" xlink:actuate="onLoad"/><svg:title/><svg:desc/></draw:frame></text:span><text:span text:style-name="T6">Noser Young AG<text:s/></text:span><text:span text:style-name="T7"></text:span><text:span text:style-name="T8"><text:s/>noseryoung.ch<text:s/></text:span><text:span text:style-name="T9"></text:span><text:span text:style-name="T10"><text:s/>Member of Noser Group</text:span><text:span text:style-name="T11"><text:tab/></text:span><text:span text:style-name="T12">Seite<text:s/></text:span><text:span text:style-name="T13"><text:page-number style:num-format="1" text:fixed="false">1</text:page-number></text:span><text:span text:style-name="T14"><text:s/>von<text:s/></text:span><text:span text:style-name="T15"><text:page-count style:num-format="1">1</text:page-count></text:span></text:p>
      </style:footer>
    </style:master-page>
    <style:master-page style:name="MP1" style:page-layout-name="PL1">
      <style:header>
        <text:p text:style-name="P36"><draw:frame draw:z-index="251676672" draw:style-name="a2" draw:name="Picture 1" text:anchor-type="paragraph" svg:x="0in" svg:y="0.09931in" svg:width="2.31904in" svg:height="0.63542in" style:rel-width="scale" style:rel-height="scale"><draw:image xlink:href="media/image1.jpeg" xlink:type="simple" xlink:show="embed" xlink:actuate="onLoad"/><svg:title/><svg:desc>A picture containing text, clipart

Description automatically generated</svg:desc></draw:frame><text:span text:style-name="Platzhaltertext">[Titel]</text:span></text:p>
        <text:p text:style-name="P37"><text:span text:style-name="Platzhaltertext">[Betreff]</text:span></text:p>
        <text:p text:style-name="Kopfzeile"/>
      </style:header>
      <style:footer>
        <text:p text:style-name="P38"><text:span text:style-name="T39"><draw:frame draw:z-index="251673600" draw:style-name="a3" draw:name="Grafik 11" text:anchor-type="paragraph" svg:x="0in" svg:y="-0.14861in" svg:width="1.46319in" svg:height="0.31944in" style:rel-width="scale" style:rel-height="scale"><draw:image xlink:href="media/image2.png" xlink:type="simple" xlink:show="embed" xlink:actuate="onLoad"/><svg:title/><svg:desc/></draw:frame></text:span><text:span text:style-name="T40">Noser Young AG<text:s/></text:span><text:span text:style-name="T41"></text:span><text:span text:style-name="T42"><text:s/>noseryoung.ch<text:s/></text:span><text:span text:style-name="T43"></text:span><text:span text:style-name="T44"><text:s/>Member of Noser Group</text:span><text:span text:style-name="T45"><text:tab/></text:span><text:span text:style-name="T46">Seite<text:s/></text:span><text:span text:style-name="T47"><text:page-number style:num-format="1" text:fixed="false">1</text:page-number></text:span><text:span text:style-name="T48"><text:s/>von<text:s/></text:span><text:span text:style-name="T49"><text:page-count style:num-format="1">1</text:page-count></text:span></text:p>
      </style:footer>
    </style:master-page>
    <style:master-page style:name="MP2" style:page-layout-name="PL2">
      <style:header>
        <text:p text:style-name="P88"><draw:frame draw:z-index="251676672" draw:style-name="a4" draw:name="Picture 1" text:anchor-type="paragraph" svg:x="0in" svg:y="0.09931in" svg:width="2.31904in" svg:height="0.63542in" style:rel-width="scale" style:rel-height="scale"><draw:image xlink:href="media/image1.jpeg" xlink:type="simple" xlink:show="embed" xlink:actuate="onLoad"/><svg:title/><svg:desc>A picture containing text, clipart

Description automatically generated</svg:desc></draw:frame><text:span text:style-name="Platzhaltertext">[Titel]</text:span></text:p>
        <text:p text:style-name="P89"><text:span text:style-name="Platzhaltertext">[Betreff]</text:span></text:p>
        <text:p text:style-name="Kopfzeile"/>
      </style:header>
      <style:footer>
        <text:p text:style-name="P90"><text:span text:style-name="T91"><draw:frame draw:z-index="251671552" draw:style-name="a5" draw:name="Grafik 6" text:anchor-type="paragraph" svg:x="0in" svg:y="-0.14861in" svg:width="1.46319in" svg:height="0.31944in" style:rel-width="scale" style:rel-height="scale"><draw:image xlink:href="media/image2.png" xlink:type="simple" xlink:show="embed" xlink:actuate="onLoad"/><svg:title/><svg:desc/></draw:frame></text:span><text:span text:style-name="T92">Noser Young AG<text:s/></text:span><text:span text:style-name="T93"></text:span><text:span text:style-name="T94"><text:s/>noseryoung.ch<text:s/></text:span><text:span text:style-name="T95"></text:span><text:span text:style-name="T96"><text:s/>Member of Noser Group</text:span><text:span text:style-name="T97"><text:tab/></text:span><text:span text:style-name="T98">Seite<text:s/></text:span><text:span text:style-name="T99"><text:page-number style:num-format="1" text:fixed="false">1</text:page-number></text:span><text:span text:style-name="T100"><text:s/>von<text:s/></text:span><text:span text:style-name="T10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Nina Bisevac</meta:initial-creator>
    <dc:creator>Nina Bisevac</dc:creator>
    <meta:creation-date>2024-06-27T11:54:00Z</meta:creation-date>
    <dc:date>2024-06-27T11:56:00Z</dc:date>
    <meta:print-date>2010-08-09T14:16:00Z</meta:print-date>
    <meta:template xlink:href="TechDok-Titelseite.dotx" xlink:type="simple"/>
    <meta:editing-cycles>1</meta:editing-cycles>
    <meta:editing-duration>PT0S</meta:editing-duration>
    <meta:user-defined meta:name="ContentTypeId">0x01010069F6C01591E91647A449363AB29E619D</meta:user-defined>
    <meta:document-statistic meta:page-count="4" meta:paragraph-count="3" meta:word-count="242" meta:character-count="1766" meta:row-count="12" meta:non-whitespace-character-count="1527"/>
  </office:meta>
</office:document-meta>
</file>